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2536de" officeooo:paragraph-rsid="002536de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24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25" style:family="paragraph" style:parent-style-name="Standard">
      <style:paragraph-properties fo:text-align="justify" style:justify-single-word="false"/>
      <style:text-properties style:use-window-font-color="true" officeooo:rsid="001fa3ab" officeooo:paragraph-rsid="001fa3ab"/>
    </style:style>
    <style:style style:name="P26" style:family="paragraph" style:parent-style-name="Standard">
      <style:paragraph-properties fo:text-align="start" style:justify-single-word="false"/>
      <style:text-properties style:use-window-font-color="true" officeooo:rsid="001fa3ab" officeooo:paragraph-rsid="001fa3ab"/>
    </style:style>
    <style:style style:name="P27" style:family="paragraph" style:parent-style-name="Standard">
      <style:paragraph-properties fo:text-align="justify" style:justify-single-word="false"/>
      <style:text-properties style:use-window-font-color="true" officeooo:rsid="000e2202" officeooo:paragraph-rsid="000e2202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underline-style="none" officeooo:rsid="0027a711" officeooo:paragraph-rsid="0027a711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a338e" officeooo:paragraph-rsid="002a338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b26ba" officeooo:paragraph-rsid="002b26b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dcc42" officeooo:paragraph-rsid="002dcc4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10cda"/>
    </style:style>
    <style:style style:name="T4" style:family="text">
      <style:text-properties officeooo:rsid="002b4b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23">Finalisation diagramme de séquence «Réaliser une ronde»</text:p>
      <text:p text:style-name="P24">Diagramme d’état sur le déroulement de la ronde</text:p>
      <text:p text:style-name="P24"/>
      <text:p text:style-name="P20">Mardi 09 février :</text:p>
      <text:p text:style-name="P28">Mise à jour du diagramme de Gantt commun</text:p>
      <text:p text:style-name="P29">Recherches qml et C++</text:p>
      <text:p text:style-name="P29"/>
      <text:p text:style-name="P21">Mercredi 10 février :</text:p>
      <text:p text:style-name="P30">Finalisation du dossier</text:p>
      <text:p text:style-name="P30"/>
      <text:p text:style-name="P22">Vendredi 12 février :</text:p>
      <text:p text:style-name="P31">Finalisation du dossier partie analyse</text:p>
      <text:p text:style-name="P32">Test IHM (Scroll, <text:span text:style-name="T4">Swipe, Stack, Empty</text:span>) <text:span text:style-name="T4">⇒ choix application Empty</text:span></text:p>
      <text:p text:style-name="P32"/>
      <text:p text:style-name="P34">Lundi 15 février :</text:p>
      <text:p text:style-name="P33">Réalisation IHM et interaction entre C++ et QML</text:p>
      <text:p text:style-name="P27"><text:tab/><text:span text:style-name="T2">A faire :</text:span></text:p>
      <text:p text:style-name="P26">Chercher comment avoir accès à la BDD sqlite <text:span text:style-name="T3">en C++ et faire la liaison avec QML (</text:span><text:a xlink:type="simple" xlink:href="https://doc.qt.io/qt-5/qtqml-cppintegration-topic.html" text:style-name="Internet_20_link" text:visited-style-name="Visited_20_Internet_20_Link"><text:span text:style-name="T3">https://doc.qt.io/qt-5/qtqml-cppintegration-topic.html</text:span></text:a><text:span text:style-name="T3">)</text:span>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15T10:55:51.847698383</dc:date>
    <meta:editing-duration>PT9H24M28S</meta:editing-duration>
    <meta:editing-cycles>27</meta:editing-cycles>
    <meta:generator>LibreOffice/6.3.5.2$Linux_X86_64 LibreOffice_project/30$Build-2</meta:generator>
    <meta:document-statistic meta:table-count="0" meta:image-count="0" meta:object-count="0" meta:page-count="1" meta:paragraph-count="36" meta:word-count="192" meta:character-count="1257" meta:non-whitespace-character-count="1100"/>
  </office:meta>
</office:document-meta>
</file>